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F2E9BF9E.png"/>
  <manifest:file-entry manifest:media-type="image/png" manifest:full-path="Pictures/100002010000008000000080D7E7FAF5.png"/>
  <manifest:file-entry manifest:media-type="image/png" manifest:full-path="Pictures/100002010000008000000080489CE5C3.png"/>
  <manifest:file-entry manifest:media-type="image/png" manifest:full-path="Pictures/10000201000000800000008092DCF4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6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0000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86cm" svg:height="2.886cm" svg:x="2.414cm" svg:y="9.4cm">
          <draw:image xlink:href="Pictures/10000201000000800000008092DCF482.png" xlink:type="simple" xlink:show="embed" xlink:actuate="onLoad">
            <text:p/>
          </draw:image>
        </draw:frame>
        <draw:frame draw:style-name="gr1" draw:text-style-name="P1" draw:layer="layout" svg:width="3.386cm" svg:height="3.386cm" svg:x="14.5cm" svg:y="9cm">
          <draw:image xlink:href="Pictures/100002010000008000000080F2E9BF9E.png" xlink:type="simple" xlink:show="embed" xlink:actuate="onLoad">
            <text:p/>
          </draw:image>
        </draw:frame>
        <draw:frame draw:style-name="gr1" draw:text-style-name="P1" draw:layer="layout" svg:width="2.886cm" svg:height="2.7cm" svg:x="14.614cm" svg:y="4cm">
          <draw:image xlink:href="Pictures/100002010000008000000080D7E7FAF5.png" xlink:type="simple" xlink:show="embed" xlink:actuate="onLoad">
            <text:p/>
          </draw:image>
        </draw:frame>
        <draw:frame draw:style-name="gr1" draw:text-style-name="P1" draw:layer="layout" svg:width="2.886cm" svg:height="2.886cm" svg:x="2.114cm" svg:y="4cm">
          <draw:image xlink:href="Pictures/100002010000008000000080489CE5C3.png" xlink:type="simple" xlink:show="embed" xlink:actuate="onLoad">
            <text:p/>
          </draw:image>
        </draw:frame>
        <draw:line draw:style-name="gr2" draw:text-style-name="P1" draw:layer="layout" svg:x1="5cm" svg:y1="11cm" svg:x2="14.5cm" svg:y2="11cm">
          <text:p/>
        </draw:line>
        <draw:frame draw:style-name="gr3" draw:layer="layout" svg:width="2.932cm" svg:height="0.962cm" svg:x="8cm" svg:y="11.127cm">
          <draw:text-box>
            <text:p>admitted</text:p>
          </draw:text-box>
        </draw:frame>
        <draw:line draw:style-name="gr2" draw:text-style-name="P1" draw:layer="layout" svg:x1="3.5cm" svg:y1="6.8cm" svg:x2="3.5cm" svg:y2="9.3cm">
          <text:p/>
        </draw:line>
        <draw:frame draw:style-name="gr3" draw:layer="layout" svg:width="3.495cm" svg:height="0.962cm" svg:x="-0.088cm" svg:y="7.3cm">
          <draw:text-box>
            <text:p>Belongs to</text:p>
          </draw:text-box>
        </draw:frame>
        <draw:line draw:style-name="gr2" draw:text-style-name="P1" draw:layer="layout" svg:x1="16.1cm" svg:y1="6.8cm" svg:x2="16.1cm" svg:y2="9.3cm">
          <text:p/>
        </draw:line>
        <draw:frame draw:style-name="gr3" draw:layer="layout" svg:width="2.957cm" svg:height="0.962cm" svg:x="16.143cm" svg:y="7.6cm">
          <draw:text-box>
            <text:p>Works in</text:p>
          </draw:text-box>
        </draw:frame>
        <draw:path draw:style-name="gr4" draw:text-style-name="P1" draw:layer="layout" svg:width="9.999cm" svg:height="-0.001cm" draw:transform="rotate (-3.1415926535892) translate (15cm 5.8cm)" svg:viewBox="0 0 10000 0" svg:d="m0-11600c3333 0 6667 0 10000 0">
          <text:p/>
        </draw:path>
        <draw:frame draw:style-name="gr5" draw:text-style-name="P2" draw:layer="layout" svg:width="1.793cm" svg:height="2.618cm" svg:x="8.8cm" svg:y="4.3cm">
          <draw:text-box>
            <text:p><text:span text:style-name="T1">?</text:span></text:p>
          </draw:text-box>
        </draw:frame>
        <draw:frame draw:style-name="gr6" draw:layer="layout" svg:width="0.853cm" svg:height="0.963cm" svg:x="-11.546cm" svg:y="0.094cm">
          <draw:text-box>
            <text:p>?</text:p>
          </draw:text-box>
        </draw:frame>
        <draw:frame draw:style-name="gr3" draw:layer="layout" svg:width="2.547cm" svg:height="0.962cm" svg:x="8.5cm" svg:y="6.1cm">
          <draw:text-box>
            <text:p>Acce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rah Nadi</meta:initial-creator>
    <meta:creation-date>2010-07-27T10:18:58</meta:creation-date>
    <dc:date>2010-07-27T10:28:23</dc:date>
    <dc:creator>Sarah Nadi</dc:creator>
    <meta:editing-duration>PT00H09M26S</meta:editing-duration>
    <meta:editing-cycles>1</meta:editing-cycles>
    <meta:document-statistic meta:object-count="14"/>
    <meta:generator>OpenOffice.org/3.2$Linux OpenOffice.org_project/320m12$Build-9483</meta:generator>
  </office:meta>
</office:document-meta>
</file>